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17ef" officeooo:paragraph-rsid="001617ef"/>
    </style:style>
    <style:style style:name="P2" style:family="paragraph" style:parent-style-name="Standard">
      <style:text-properties officeooo:rsid="0017a86d" officeooo:paragraph-rsid="0017a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ble Estimator : time independent unlike DMP so it is robust against purturbations</text:p>
      <text:p text:style-name="P1"><text:tab/><text:tab/><text:tab/>takes multiple demo, better gen unlike one shot learning dmp</text:p>
      <text:p text:style-name="P1"><text:tab/><text:tab/><text:tab/>dmp gives resolution close areas to the demos</text:p>
      <text:p text:style-name="P1"><text:tab/><text:tab/><text:tab/>multi dimensional learning, dmp cannot couple up different dim demos</text:p>
      <text:p text:style-name="P1"/>
      <text:p text:style-name="P2">grip.srv:</text:p>
      <text:p text:style-name="P2"><text:s/>if open :</text:p>
      <text:p text:style-name="P2"><text:tab/>close</text:p>
      <text:p text:style-name="P2">if close :</text:p>
      <text:p text:style-name="P2"><text:tab/>open</text:p>
      <text:p text:style-name="P2">// it will use as service, when called it will close to pick then open after place pos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3T02:38:22.495829978</meta:creation-date>
    <dc:date>2022-09-13T02:44:39.790025685</dc:date>
    <meta:editing-duration>PT6M21S</meta:editing-duration>
    <meta:editing-cycles>2</meta:editing-cycles>
    <meta:generator>LibreOffice/6.0.7.3$Linux_AARCH64 LibreOffice_project/00m0$Build-3</meta:generator>
    <meta:document-statistic meta:table-count="0" meta:image-count="0" meta:object-count="0" meta:page-count="1" meta:paragraph-count="10" meta:word-count="68" meta:character-count="393" meta:non-whitespace-character-count="323"/>
  </office:meta>
</office:document-meta>
</file>